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ATIANA CANDIA GAMAR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DIAZ BENAVENTE, LUIS ENRIQUE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DIAZ BENAVENTE, LUI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027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0:35:0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